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1.0244in"/>
    </style:style>
    <style:style style:name="co2" style:family="table-column">
      <style:table-column-properties fo:break-before="auto" style:column-width="7.5846in"/>
    </style:style>
    <style:style style:name="co3" style:family="table-column">
      <style:table-column-properties fo:break-before="auto" style:column-width="1.528in"/>
    </style:style>
    <style:style style:name="co4" style:family="table-column">
      <style:table-column-properties fo:break-before="auto" style:column-width="1.4165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3.3882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eeece1" style:diagonal-bl-tr="none" style:diagonal-tl-br="none" fo:border="0.0138in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138in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.4362in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.4362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Default">
      <style:table-cell-properties fo:background-color="#eeece1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Default">
      <style:table-cell-properties fo:background-color="#eeece1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Default">
      <style:table-cell-properties fo:wrap-option="wrap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table:table-column table:style-name="co2" table:default-cell-style-name="Default"/>
        <table:table-column table:style-name="co3" table:default-cell-style-name="ce6"/>
        <table:table-column table:style-name="co4" table:default-cell-style-name="ce9"/>
        <table:table-column table:style-name="co6" table:default-cell-style-name="ce12"/>
        <table:table-column table:style-name="co7" table:default-cell-style-name="Default"/>
        <table:table-column table:style-name="co5" table:number-columns-repeated="1019" table:default-cell-style-name="Default"/>
        <table:table-row table:style-name="ro1">
          <table:table-cell office:value-type="string">
            <text:p>Nombre del Proyecto:</text:p>
          </table:table-cell>
          <table:table-cell office:value-type="string">
            <text:p>JA7</text:p>
          </table:table-cell>
          <table:table-cell table:number-columns-repeated="1022"/>
        </table:table-row>
        <table:table-row table:style-name="ro1">
          <table:table-cell office:value-type="string">
            <text:p>Nombres de los integrantes del grupo:</text:p>
          </table:table-cell>
          <table:table-cell office:value-type="string">
            <text:p>Melinton Nava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ejandra Canahuí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oel Cantor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Aspectos a evaluar</text:p>
          </table:table-cell>
          <table:table-cell table:style-name="ce7" office:value-type="string">
            <text:p>Puntos del aspecto</text:p>
          </table:table-cell>
          <table:table-cell table:style-name="ce10" office:value-type="string">
            <text:p>Autoevaluación</text:p>
          </table:table-cell>
          <table:table-cell table:style-name="ce7" office:value-type="string">
            <text:p>Evaluación del auxilia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stilo de codificación</text:p>
          </table:table-cell>
          <table:table-cell table:style-name="ce8"/>
          <table:table-cell table:style-name="ce11"/>
          <table:table-cell table:style-name="ce13"/>
          <table:table-cell table:number-columns-repeated="1020"/>
        </table:table-row>
        <table:table-row table:style-name="ro3">
          <table:table-cell table:style-name="ce3" office:value-type="string">
            <text:p>Existe documentación generada con Java Doc</text:p>
          </table:table-cell>
          <table:table-cell table:style-name="ce8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3" office:value-type="string">
            <text:p>Utilizo identación adecuada para facilitar lectura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4" office:value-type="string">
            <text:p>Aunque nada de comentarios! Solo con indentación no se puede leer un programa ;)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Utilizo nombres representativos para las variables y métodos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4" office:value-type="string">
            <text:p>Por ahi vi una variable se_encontro, (la convención de java es: seEncontro), y en EvaluarLista, hay una varaiable que se llama “otras”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ML</text:p>
          </table:table-cell>
          <table:table-cell table:style-name="ce8"/>
          <table:table-cell table:style-name="ce11"/>
          <table:table-cell table:style-name="ce13"/>
          <table:table-cell table:style-name="ce14"/>
          <table:table-cell table:number-columns-repeated="1019"/>
        </table:table-row>
        <table:table-row table:style-name="ro2">
          <table:table-cell table:style-name="ce3" office:value-type="string">
            <text:p>Empleo diagramas de Caso de USO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4" office:value-type="string">
            <text:p>Aunque creo que “Obtener resultado” no es tanto un <text:span text:style-name="T1">caso de us</text:span>o per se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Mis diagramas de clases muestra abstraccion y encapsulamiento</text:p>
          </table:table-cell>
          <table:table-cell table:style-name="ce8" office:value-type="float" office:value="6">
            <text:p>6</text:p>
          </table:table-cell>
          <table:table-cell table:style-name="ce11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Utilizo diagramas de secuencia (para principales escenarios)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4" office:value-type="string">
            <text:p>Sólo consideraron 1 escenario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Mis diagramas me sirvieron como base para el desarrollo del proyecto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Uso de pruebas unitarias</text:p>
          </table:table-cell>
          <table:table-cell table:style-name="ce8"/>
          <table:table-cell table:style-name="ce11"/>
          <table:table-cell table:style-name="ce13"/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Conozco como usar el JUNIT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Tengo definidas pruebas unitarias 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Corro todas las pruebas unitarias periódicamente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Uso del JCF</text:p>
          </table:table-cell>
          <table:table-cell table:style-name="ce8"/>
          <table:table-cell table:style-name="ce11"/>
          <table:table-cell table:style-name="ce13"/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Empleo por lo menos dos clases del Java Collection Framework en mi programa</text:p>
          </table:table-cell>
          <table:table-cell table:style-name="ce8" office:value-type="float" office:value="6">
            <text:p>6</text:p>
          </table:table-cell>
          <table:table-cell table:style-name="ce11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Se explica porque elegí estas clases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Se muestran la relación con estas clases en mi diagrama UML de Clases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Indico la complejidad en tiempo / espacio en el uso de estas clases O()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Utilización de SCM</text:p>
          </table:table-cell>
          <table:table-cell table:style-name="ce8"/>
          <table:table-cell table:style-name="ce11"/>
          <table:table-cell table:style-name="ce13"/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Guardo frecuentemente versiones el repositorio de Subversion</text:p>
          </table:table-cell>
          <table:table-cell table:style-name="ce8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4" office:value-type="string">
            <text:p>Muy bien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Existen varios artefactos en el repositorio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4" office:value-type="string">
            <text:p>Les faltó el video y UMLs!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Todos los miembros han guardado artefactos en el repositorio</text:p>
          </table:table-cell>
          <table:table-cell table:style-name="ce8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La última versión del código esta en el repositorio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Video sobre funcionamiento del programa</text:p>
          </table:table-cell>
          <table:table-cell table:style-name="ce8"/>
          <table:table-cell table:style-name="ce11"/>
          <table:table-cell table:style-name="ce13"/>
          <table:table-cell table:style-name="ce14"/>
          <table:table-cell table:number-columns-repeated="1019"/>
        </table:table-row>
        <table:table-row table:style-name="ro4">
          <table:table-cell table:style-name="ce3" office:value-type="string">
            <text:p>El video narra como emplear mi programa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string">
            <text:p>Aunque la canción sea agradable de escuchar, es preferible que alguien esté hablando y no leerlo de un texto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El video muestra varios ejemplos del uso del programa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El video muestra los nombres de los integrantes del equipo de trabajo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Wiki del proyecto</text:p>
          </table:table-cell>
          <table:table-cell table:style-name="ce8"/>
          <table:table-cell table:style-name="ce11"/>
          <table:table-cell table:style-name="ce13"/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La wiki indica donde bajar el software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Se indica como instalar el programa y requisitos (hardware/software)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Existe indicaciones al usuario sobre como emplearlo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Permite ver la documentación generada con Javadoc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Indica como reportar errores o pedir ayuda sobre el uso del programa.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Mi proyecto funciona</text:p>
          </table:table-cell>
          <table:table-cell table:style-name="ce8"/>
          <table:table-cell table:style-name="ce11"/>
          <table:table-cell table:style-name="ce13"/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Reconoce errores de sintáxis, como variables no existentes o paréntisis faltantes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Puede hacer operaciones aritméticas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3" office:value-type="string">
            <text:p>Implementa algunos predicados como LIST, ATOM</text:p>
          </table:table-cell>
          <table:table-cell table:style-name="ce8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4" office:value-type="string">
            <text:p>Tienen predicados de condicionales, pero les faltó agregar otros como Atom o List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Puede definir funciones nuevas con parámetros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Permite asignar valores a variables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Tiene operaciones condicionales, tales como COND o IF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La interfaz de mi programa es amigable y comprensible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4" office:value-type="string">
            <text:p>Puntos extras!</text:p>
          </table:table-cell>
          <table:table-cell table:style-name="ce8"/>
          <table:table-cell table:style-name="ce11"/>
          <table:table-cell table:style-name="ce13"/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Bash y bat scripts</text:p>
          </table:table-cell>
          <table:table-cell table:style-name="ce8"/>
          <table:table-cell table:style-name="ce11"/>
          <table:table-cell table:style-name="ce13" office:value-type="float" office:value="1.5">
            <text:p>1.5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 office:value-type="string">
            <text:p>Manual de usuario</text:p>
          </table:table-cell>
          <table:table-cell table:style-name="ce8"/>
          <table:table-cell table:style-name="ce11"/>
          <table:table-cell table:style-name="ce13" office:value-type="float" office:value="3.5">
            <text:p>3.5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TOTAL</text:p>
          </table:table-cell>
          <table:table-cell table:formula="of:=SUM([.B7:.B47])" office:value-type="float" office:value="100">
            <text:p>100</text:p>
          </table:table-cell>
          <table:table-cell table:style-name="ce6" table:formula="of:=SUM([.C7:.C47])" office:value-type="float" office:value="96">
            <text:p>96</text:p>
          </table:table-cell>
          <table:table-cell table:style-name="ce6" table:formula="of:=SUM([.D7:.D50])" office:value-type="float" office:value="98">
            <text:p>98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4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2">08/22/2010</text:date>, <text:time>17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08-22T17:39:47</dc:date>
    <dc:creator>Carlos Lopez</dc:creator>
    <meta:editing-duration>PT01H52M51S</meta:editing-duration>
    <meta:editing-cycles>12</meta:editing-cycles>
    <meta:document-statistic meta:table-count="3" meta:cell-count="167" meta:object-count="0"/>
  </office:meta>
</office:document-meta>
</file>